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728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2.70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/>
          <table:table-cell office:value-type="string" calcext:value-type="string">
            <text:p>nrOfBoards: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  <table:table-cell/>
          <table:table-cell table:formula="of:=[.D2]*[.$I$1]" office:value-type="float" office:value="500" calcext:value-type="float">
            <text:p>500</text:p>
          </table:table-cell>
          <table:table-cell office:value-type="float" office:value="2.8392" calcext:value-type="float">
            <text:p>2.8392</text:p>
          </table:table-cell>
          <table:table-cell table:formula="of:=[.H2]*[.I2]" office:value-type="float" office:value="1419.6" calcext:value-type="float">
            <text:p>1419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/>
          <table:table-cell table:formula="of:=[.D3]*[.$I$1]" office:value-type="float" office:value="60000" calcext:value-type="float">
            <text:p>60000</text:p>
          </table:table-cell>
          <table:table-cell office:value-type="float" office:value="0.23592" calcext:value-type="float">
            <text:p>0.23592</text:p>
          </table:table-cell>
          <table:table-cell table:formula="of:=[.H3]*[.I3]" office:value-type="float" office:value="14155.2" calcext:value-type="float">
            <text:p>14155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5,C19,C16,C22,C21,C6,C13,C10,C17,C11,C12,C2,C20,C4,C14,C5,C18,C1,C7,C8,C3,C29</text:p>
          </table:table-cell>
          <table:table-cell office:value-type="string" calcext:value-type="string">
            <text:p>C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803" calcext:value-type="float">
            <text:p>0.00803</text:p>
          </table:table-cell>
          <table:table-cell table:formula="of:=[.H4]*[.I4]" office:value-type="float" office:value="80.3" calcext:value-type="float">
            <text:p>80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 table:number-columns-repeated="2"/>
          <table:table-cell table:formula="of:=[.D5]*[.$I$1]" office:value-type="float" office:value="4000" calcext:value-type="float">
            <text:p>4000</text:p>
          </table:table-cell>
          <table:table-cell office:value-type="float" office:value="0.00357" calcext:value-type="float">
            <text:p>0.00357</text:p>
          </table:table-cell>
          <table:table-cell table:formula="of:=[.H5]*[.I5]" office:value-type="float" office:value="14.28" calcext:value-type="float">
            <text:p>14.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table:number-columns-repeated="2"/>
          <table:table-cell table:formula="of:=[.D6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6]*[.I6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  <table:table-cell table:formula="of:=[.D7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7]*[.I7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2"/>
          <table:table-cell table:formula="of:=[.D8]*[.$I$1]" office:value-type="float" office:value="10000" calcext:value-type="float">
            <text:p>10000</text:p>
          </table:table-cell>
          <table:table-cell office:value-type="float" office:value="0.00357" calcext:value-type="float">
            <text:p>0.00357</text:p>
          </table:table-cell>
          <table:table-cell table:formula="of:=[.H8]*[.I8]" office:value-type="float" office:value="35.7" calcext:value-type="float">
            <text:p>35.7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2"/>
          <table:table-cell table:formula="of:=[.D9]*[.$I$1]" office:value-type="float" office:value="5000" calcext:value-type="float">
            <text:p>5000</text:p>
          </table:table-cell>
          <table:table-cell office:value-type="float" office:value="0.00357" calcext:value-type="float">
            <text:p>0.00357</text:p>
          </table:table-cell>
          <table:table-cell table:formula="of:=[.H9]*[.I9]" office:value-type="float" office:value="17.85" calcext:value-type="float">
            <text:p>17.85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/>
          <table:table-cell table:formula="of:=[.D10]*[.$I$1]" office:value-type="float" office:value="8500" calcext:value-type="float">
            <text:p>8500</text:p>
          </table:table-cell>
          <table:table-cell office:value-type="float" office:value="0.01758" calcext:value-type="float">
            <text:p>0.01758</text:p>
          </table:table-cell>
          <table:table-cell table:formula="of:=[.H10]*[.I10]" office:value-type="float" office:value="149.43" calcext:value-type="float">
            <text:p>149.43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24,R30,R10,R61,R46,R8,R63,R26,R62,R4,R23,R45,R1,R15,R47,R29,R25,R12,R2,R16,R60,R9,R13,R28,R11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D11]*[.$I$1]" office:value-type="float" office:value="13000" calcext:value-type="float">
            <text:p>13000</text:p>
          </table:table-cell>
          <table:table-cell office:value-type="float" office:value="0.00357" calcext:value-type="float">
            <text:p>0.00357</text:p>
          </table:table-cell>
          <table:table-cell table:formula="of:=[.H11]*[.I11]" office:value-type="float" office:value="46.41" calcext:value-type="float">
            <text:p>46.41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/>
          <table:table-cell table:formula="of:=[.D12]*[.$I$1]" office:value-type="float" office:value="1000" calcext:value-type="float">
            <text:p>1000</text:p>
          </table:table-cell>
          <table:table-cell office:value-type="float" office:value="0.38539" calcext:value-type="float">
            <text:p>0.38539</text:p>
          </table:table-cell>
          <table:table-cell table:formula="of:=[.H12]*[.I12]" office:value-type="float" office:value="385.39" calcext:value-type="float">
            <text:p>385.39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2"/>
          <table:table-cell table:formula="of:=[.D13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13]*[.I13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/>
          <table:table-cell table:formula="of:=[.D14]*[.$I$1]" office:value-type="float" office:value="500" calcext:value-type="float">
            <text:p>500</text:p>
          </table:table-cell>
          <table:table-cell office:value-type="float" office:value="1.52234" calcext:value-type="float">
            <text:p>1.52234</text:p>
          </table:table-cell>
          <table:table-cell table:formula="of:=[.H14]*[.I14]" office:value-type="float" office:value="761.17" calcext:value-type="float">
            <text:p>761.17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D15]*[.$I$1]" office:value-type="float" office:value="9000" calcext:value-type="float">
            <text:p>9000</text:p>
          </table:table-cell>
          <table:table-cell office:value-type="float" office:value="0.00357" calcext:value-type="float">
            <text:p>0.00357</text:p>
          </table:table-cell>
          <table:table-cell table:formula="of:=[.H15]*[.I15]" office:value-type="float" office:value="32.13" calcext:value-type="float">
            <text:p>32.13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J3,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/>
          <table:table-cell table:formula="of:=[.D16]*[.$I$1]" office:value-type="float" office:value="1000" calcext:value-type="float">
            <text:p>1000</text:p>
          </table:table-cell>
          <table:table-cell office:value-type="float" office:value="0.90627" calcext:value-type="float">
            <text:p>0.90627</text:p>
          </table:table-cell>
          <table:table-cell table:formula="of:=[.H16]*[.I16]" office:value-type="float" office:value="906.27" calcext:value-type="float">
            <text:p>906.27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/>
          <table:table-cell table:formula="of:=[.D17]*[.$I$1]" office:value-type="float" office:value="2000" calcext:value-type="float">
            <text:p>2000</text:p>
          </table:table-cell>
          <table:table-cell office:value-type="float" office:value="0.07269" calcext:value-type="float">
            <text:p>0.07269</text:p>
          </table:table-cell>
          <table:table-cell table:formula="of:=[.H17]*[.I17]" office:value-type="float" office:value="145.38" calcext:value-type="float">
            <text:p>145.38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/>
          <table:table-cell table:formula="of:=[.D18]*[.$I$1]" office:value-type="float" office:value="1000" calcext:value-type="float">
            <text:p>1000</text:p>
          </table:table-cell>
          <table:table-cell office:value-type="float" office:value="0.38602" calcext:value-type="float">
            <text:p>0.38602</text:p>
          </table:table-cell>
          <table:table-cell table:formula="of:=[.H18]*[.I18]" office:value-type="float" office:value="386.02" calcext:value-type="float">
            <text:p>386.02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/>
          <table:table-cell table:formula="of:=[.D19]*[.$I$1]" office:value-type="float" office:value="500" calcext:value-type="float">
            <text:p>500</text:p>
          </table:table-cell>
          <table:table-cell office:value-type="float" office:value="0.80692" calcext:value-type="float">
            <text:p>0.80692</text:p>
          </table:table-cell>
          <table:table-cell table:formula="of:=[.H19]*[.I19]" office:value-type="float" office:value="403.46" calcext:value-type="float">
            <text:p>403.46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  <table:table-cell/>
          <table:table-cell table:formula="of:=[.D20]*[.$I$1]" office:value-type="float" office:value="500" calcext:value-type="float">
            <text:p>500</text:p>
          </table:table-cell>
          <table:table-cell office:value-type="float" office:value="0.13522" calcext:value-type="float">
            <text:p>0.13522</text:p>
          </table:table-cell>
          <table:table-cell table:formula="of:=[.H20]*[.I20]" office:value-type="float" office:value="67.61" calcext:value-type="float">
            <text:p>67.61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/>
          <table:table-cell table:formula="of:=[.D21]*[.$I$1]" office:value-type="float" office:value="500" calcext:value-type="float">
            <text:p>500</text:p>
          </table:table-cell>
          <table:table-cell office:value-type="float" office:value="1.31294" calcext:value-type="float">
            <text:p>1.31294</text:p>
          </table:table-cell>
          <table:table-cell table:formula="of:=[.H21]*[.I21]" office:value-type="float" office:value="656.47" calcext:value-type="float">
            <text:p>656.47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/>
          <table:table-cell table:formula="of:=[.D22]*[.$I$1]" office:value-type="float" office:value="1000" calcext:value-type="float">
            <text:p>1000</text:p>
          </table:table-cell>
          <table:table-cell office:value-type="float" office:value="0.0797" calcext:value-type="float">
            <text:p>0.0797</text:p>
          </table:table-cell>
          <table:table-cell table:formula="of:=[.H22]*[.I22]" office:value-type="float" office:value="79.7" calcext:value-type="float">
            <text:p>79.7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/>
          <table:table-cell table:formula="of:=[.D23]*[.$I$1]" office:value-type="float" office:value="500" calcext:value-type="float">
            <text:p>500</text:p>
          </table:table-cell>
          <table:table-cell office:value-type="float" office:value="0.70207" calcext:value-type="float">
            <text:p>0.70207</text:p>
          </table:table-cell>
          <table:table-cell table:formula="of:=[.H23]*[.I23]" office:value-type="float" office:value="351.035" calcext:value-type="float">
            <text:p>351.035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/>
          <table:table-cell table:formula="of:=[.D24]*[.$I$1]" office:value-type="float" office:value="500" calcext:value-type="float">
            <text:p>500</text:p>
          </table:table-cell>
          <table:table-cell office:value-type="float" office:value="0.30128" calcext:value-type="float">
            <text:p>0.30128</text:p>
          </table:table-cell>
          <table:table-cell table:formula="of:=[.H24]*[.I24]" office:value-type="float" office:value="150.64" calcext:value-type="float">
            <text:p>150.64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/>
          <table:table-cell table:formula="of:=[.D25]*[.$I$1]" office:value-type="float" office:value="500" calcext:value-type="float">
            <text:p>500</text:p>
          </table:table-cell>
          <table:table-cell office:value-type="float" office:value="0.61236" calcext:value-type="float">
            <text:p>0.61236</text:p>
          </table:table-cell>
          <table:table-cell table:formula="of:=[.H25]*[.I25]" office:value-type="float" office:value="306.18" calcext:value-type="float">
            <text:p>306.18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E</text:p>
          </table:table-cell>
          <table:table-cell table:number-columns-repeated="2"/>
          <table:table-cell table:formula="of:=[.D26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26]*[.I26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/>
          <table:table-cell table:formula="of:=[.D27]*[.$I$1]" office:value-type="float" office:value="2500" calcext:value-type="float">
            <text:p>2500</text:p>
          </table:table-cell>
          <table:table-cell office:value-type="float" office:value="0.19263" calcext:value-type="float">
            <text:p>0.19263</text:p>
          </table:table-cell>
          <table:table-cell table:formula="of:=[.H27]*[.I27]" office:value-type="float" office:value="481.575" calcext:value-type="float">
            <text:p>481.575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2"/>
          <table:table-cell table:formula="of:=[.D28]*[.$I$1]" office:value-type="float" office:value="1000" calcext:value-type="float">
            <text:p>1000</text:p>
          </table:table-cell>
          <table:table-cell office:value-type="float" office:value="0.00458" calcext:value-type="float">
            <text:p>0.00458</text:p>
          </table:table-cell>
          <table:table-cell table:formula="of:=[.H28]*[.I28]" office:value-type="float" office:value="4.58" calcext:value-type="float">
            <text:p>4.58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/>
          <table:table-cell table:formula="of:=[.D29]*[.$I$1]" office:value-type="float" office:value="500" calcext:value-type="float">
            <text:p>500</text:p>
          </table:table-cell>
          <table:table-cell office:value-type="float" office:value="0.30128" calcext:value-type="float">
            <text:p>0.30128</text:p>
          </table:table-cell>
          <table:table-cell table:formula="of:=[.H29]*[.I29]" office:value-type="float" office:value="150.64" calcext:value-type="float">
            <text:p>150.64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/>
          <table:table-cell table:formula="of:=[.D30]*[.$I$1]" office:value-type="float" office:value="500" calcext:value-type="float">
            <text:p>500</text:p>
          </table:table-cell>
          <table:table-cell office:value-type="float" office:value="0.2639" calcext:value-type="float">
            <text:p>0.2639</text:p>
          </table:table-cell>
          <table:table-cell table:formula="of:=[.H30]*[.I30]" office:value-type="float" office:value="131.95" calcext:value-type="float">
            <text:p>131.95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  <table:table-cell table:formula="of:=[.D31]*[.$I$1]" office:value-type="float" office:value="1000" calcext:value-type="float">
            <text:p>1000</text:p>
          </table:table-cell>
          <table:table-cell office:value-type="float" office:value="0.00357" calcext:value-type="float">
            <text:p>0.00357</text:p>
          </table:table-cell>
          <table:table-cell table:formula="of:=[.H31]*[.I31]" office:value-type="float" office:value="3.57" calcext:value-type="float">
            <text:p>3.57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/V+</text:p>
          </table:table-cell>
          <table:table-cell office:value-type="string" calcext:value-type="string">
            <text:p>MAX11666AUB/V+-ND</text:p>
          </table:table-cell>
          <table:table-cell/>
          <table:table-cell table:formula="of:=[.D32]*[.$I$1]" office:value-type="float" office:value="500" calcext:value-type="float">
            <text:p>500</text:p>
          </table:table-cell>
          <table:table-cell office:value-type="float" office:value="2.42588" calcext:value-type="float">
            <text:p>2.42588</text:p>
          </table:table-cell>
          <table:table-cell table:formula="of:=[.H32]*[.I32]" office:value-type="float" office:value="1212.94" calcext:value-type="float">
            <text:p>1212.94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/>
          <table:table-cell table:formula="of:=[.D33]*[.$I$1]" office:value-type="float" office:value="2000" calcext:value-type="float">
            <text:p>2000</text:p>
          </table:table-cell>
          <table:table-cell office:value-type="float" office:value="0.03675" calcext:value-type="float">
            <text:p>0.03675</text:p>
          </table:table-cell>
          <table:table-cell table:formula="of:=[.H33]*[.I33]" office:value-type="float" office:value="73.5" calcext:value-type="float">
            <text:p>73.5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/>
          <table:table-cell table:formula="of:=[.D34]*[.$I$1]" office:value-type="float" office:value="500" calcext:value-type="float">
            <text:p>500</text:p>
          </table:table-cell>
          <table:table-cell office:value-type="float" office:value="1.7731" calcext:value-type="float">
            <text:p>1.7731</text:p>
          </table:table-cell>
          <table:table-cell table:formula="of:=[.H34]*[.I34]" office:value-type="float" office:value="886.55" calcext:value-type="float">
            <text:p>886.55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  <table:table-cell table:formula="of:=[.D35]*[.$I$1]" office:value-type="float" office:value="500" calcext:value-type="float">
            <text:p>500</text:p>
          </table:table-cell>
          <table:table-cell office:value-type="float" office:value="0.33022" calcext:value-type="float">
            <text:p>0.33022</text:p>
          </table:table-cell>
          <table:table-cell table:formula="of:=[.H35]*[.I35]" office:value-type="float" office:value="165.11" calcext:value-type="float">
            <text:p>165.11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/>
          <table:table-cell table:formula="of:=[.D36]*[.$I$1]" office:value-type="float" office:value="500" calcext:value-type="float">
            <text:p>500</text:p>
          </table:table-cell>
          <table:table-cell office:value-type="float" office:value="1.7163" calcext:value-type="float">
            <text:p>1.7163</text:p>
          </table:table-cell>
          <table:table-cell table:formula="of:=[.H36]*[.I36]" office:value-type="float" office:value="858.15" calcext:value-type="float">
            <text:p>858.15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2"/>
          <table:table-cell table:formula="of:=[.D37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37]*[.I37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/>
          <table:table-cell table:formula="of:=[.D38]*[.$I$1]" office:value-type="float" office:value="500" calcext:value-type="float">
            <text:p>500</text:p>
          </table:table-cell>
          <table:table-cell office:value-type="float" office:value="1.03076" calcext:value-type="float">
            <text:p>1.03076</text:p>
          </table:table-cell>
          <table:table-cell table:formula="of:=[.H38]*[.I38]" office:value-type="float" office:value="515.38" calcext:value-type="float">
            <text:p>515.38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2"/>
          <table:table-cell table:formula="of:=[.D39]*[.$I$1]" office:value-type="float" office:value="1500" calcext:value-type="float">
            <text:p>1500</text:p>
          </table:table-cell>
          <table:table-cell office:value-type="float" office:value="0.00357" calcext:value-type="float">
            <text:p>0.00357</text:p>
          </table:table-cell>
          <table:table-cell table:formula="of:=[.H39]*[.I39]" office:value-type="float" office:value="5.355" calcext:value-type="float">
            <text:p>5.355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/>
          <table:table-cell table:formula="of:=[.D40]*[.$I$1]" office:value-type="float" office:value="500" calcext:value-type="float">
            <text:p>500</text:p>
          </table:table-cell>
          <table:table-cell office:value-type="float" office:value="45.32" calcext:value-type="float">
            <text:p>45.32</text:p>
          </table:table-cell>
          <table:table-cell table:formula="of:=[.H40]*[.I40]" office:value-type="float" office:value="22660" calcext:value-type="float">
            <text:p>22660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/>
          <table:table-cell table:formula="of:=[.D41]*[.$I$1]" office:value-type="float" office:value="500" calcext:value-type="float">
            <text:p>500</text:p>
          </table:table-cell>
          <table:table-cell office:value-type="float" office:value="1.24702" calcext:value-type="float">
            <text:p>1.24702</text:p>
          </table:table-cell>
          <table:table-cell table:formula="of:=[.H41]*[.I41]" office:value-type="float" office:value="623.51" calcext:value-type="float">
            <text:p>623.51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/>
          <table:table-cell table:formula="of:=[.D42]*[.$I$1]" office:value-type="float" office:value="500" calcext:value-type="float">
            <text:p>500</text:p>
          </table:table-cell>
          <table:table-cell office:value-type="float" office:value="0.76828" calcext:value-type="float">
            <text:p>0.76828</text:p>
          </table:table-cell>
          <table:table-cell table:formula="of:=[.H42]*[.I42]" office:value-type="float" office:value="384.14" calcext:value-type="float">
            <text:p>384.14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formula="of:=[.D43]*[.$I$1]" office:value-type="float" office:value="1000" calcext:value-type="float">
            <text:p>1000</text:p>
          </table:table-cell>
          <table:table-cell office:value-type="float" office:value="0.00357" calcext:value-type="float">
            <text:p>0.00357</text:p>
          </table:table-cell>
          <table:table-cell table:formula="of:=[.H43]*[.I43]" office:value-type="float" office:value="3.57" calcext:value-type="float">
            <text:p>3.57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/>
          <table:table-cell table:formula="of:=[.D44]*[.$I$1]" office:value-type="float" office:value="500" calcext:value-type="float">
            <text:p>500</text:p>
          </table:table-cell>
          <table:table-cell office:value-type="float" office:value="4.72428" calcext:value-type="float">
            <text:p>4.72428</text:p>
          </table:table-cell>
          <table:table-cell table:formula="of:=[.H44]*[.I44]" office:value-type="float" office:value="2362.14" calcext:value-type="float">
            <text:p>2362.14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2"/>
          <table:table-cell table:formula="of:=[.D45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45]*[.I45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2"/>
          <table:table-cell table:formula="of:=[.D46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46]*[.I46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/>
          <table:table-cell table:formula="of:=[.D47]*[.$I$1]" office:value-type="float" office:value="500" calcext:value-type="float">
            <text:p>500</text:p>
          </table:table-cell>
          <table:table-cell office:value-type="float" office:value="1.9866" calcext:value-type="float">
            <text:p>1.9866</text:p>
          </table:table-cell>
          <table:table-cell table:formula="of:=[.H47]*[.I47]" office:value-type="float" office:value="993.3" calcext:value-type="float">
            <text:p>993.3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/>
          <table:table-cell table:formula="of:=[.D48]*[.$I$1]" office:value-type="float" office:value="500" calcext:value-type="float">
            <text:p>500</text:p>
          </table:table-cell>
          <table:table-cell office:value-type="float" office:value="1.21586" calcext:value-type="float">
            <text:p>1.21586</text:p>
          </table:table-cell>
          <table:table-cell table:formula="of:=[.H48]*[.I48]" office:value-type="float" office:value="607.93" calcext:value-type="float">
            <text:p>607.93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/>
          <table:table-cell table:formula="of:=[.D49]*[.$I$1]" office:value-type="float" office:value="500" calcext:value-type="float">
            <text:p>500</text:p>
          </table:table-cell>
          <table:table-cell office:value-type="float" office:value="4.28937" calcext:value-type="float">
            <text:p>4.28937</text:p>
          </table:table-cell>
          <table:table-cell table:formula="of:=[.H49]*[.I49]" office:value-type="float" office:value="2144.685" calcext:value-type="float">
            <text:p>2144.685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number-columns-repeated="2"/>
          <table:table-cell table:formula="of:=[.D50]*[.$I$1]" office:value-type="float" office:value="500" calcext:value-type="float">
            <text:p>500</text:p>
          </table:table-cell>
          <table:table-cell office:value-type="float" office:value="0.00357" calcext:value-type="float">
            <text:p>0.00357</text:p>
          </table:table-cell>
          <table:table-cell table:formula="of:=[.H50]*[.I50]" office:value-type="float" office:value="1.785" calcext:value-type="float">
            <text:p>1.785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/>
          <table:table-cell table:formula="of:=[.D51]*[.$I$1]" office:value-type="float" office:value="500" calcext:value-type="float">
            <text:p>500</text:p>
          </table:table-cell>
          <table:table-cell office:value-type="float" office:value="4.03812" calcext:value-type="float">
            <text:p>4.03812</text:p>
          </table:table-cell>
          <table:table-cell table:formula="of:=[.H51]*[.I51]" office:value-type="float" office:value="2019.06" calcext:value-type="float">
            <text:p>2019.06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/>
          <table:table-cell table:formula="of:=[.D52]*[.$I$1]" office:value-type="float" office:value="500" calcext:value-type="float">
            <text:p>500</text:p>
          </table:table-cell>
          <table:table-cell office:value-type="float" office:value="4.87492" calcext:value-type="float">
            <text:p>4.87492</text:p>
          </table:table-cell>
          <table:table-cell table:formula="of:=[.H52]*[.I52]" office:value-type="float" office:value="2437.46" calcext:value-type="float">
            <text:p>2437.46</text:p>
          </table:table-cell>
          <table:table-cell/>
        </table:table-row>
        <table:table-row table:style-name="ro1">
          <table:table-cell table:number-columns-repeated="9"/>
          <table:table-cell table:formula="of:=SUM([.J2:.J52])" office:value-type="float" office:value="59289.6" calcext:value-type="float">
            <text:p>59289.6</text:p>
          </table:table-cell>
          <table:table-cell table:formula="of:=[.J53]/[.I1]" office:value-type="float" office:value="118.5792" calcext:value-type="float">
            <text:p>118.5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15:56:56.195708232</dc:date>
    <meta:editing-duration>PT36M12S</meta:editing-duration>
    <meta:editing-cycles>3</meta:editing-cycles>
    <meta:generator>LibreOffice/7.3.7.2$Linux_X86_64 LibreOffice_project/30$Build-2</meta:generator>
    <meta:document-statistic meta:table-count="1" meta:cell-count="451" meta:object-count="0"/>
  </office:meta>
</office:document-meta>
</file>